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808080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487cm" svg:height="11.209cm" svg:x="30.422cm" svg:y="3.399cm">
            <draw:object draw:notify-on-update-of-ranges="Sheet1.M3:Sheet1.M6 Sheet1.P2:Sheet1.P2 Sheet1.P3:Sheet1.P6 Sheet1.Q2:Sheet1.Q2 Sheet1.Q3:Sheet1.Q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685cm" svg:height="8.128cm" svg:x="0.439cm" svg:y="15.805cm">
            <draw:object draw:notify-on-update-of-ranges="Sheet1.C15:Sheet1.C28 Sheet1.E2:Sheet1.E2 Sheet1.E15:Sheet1.E28 Sheet1.I15:Sheet1.I30 Sheet1.K2:Sheet1.K2 Sheet1.K15:Sheet1.K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22.768cm" svg:y="16.322cm">
            <draw:object draw:notify-on-update-of-ranges="Sheet1.D2:Sheet1.D2 Sheet1.D15:Sheet1.D28 Sheet1.C15:Sheet1.C28 Sheet1.J2:Sheet1.J2 Sheet1.J15:Sheet1.J30 Sheet1.I15:Sheet1.I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istributed Edge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Distributed Vertex</text:p>
          </table:table-cell>
          <table:covered-table-cell table:number-columns-repeated="4" table:style-name="Default"/>
          <table:table-cell table:number-columns-repeated="6"/>
        </table:table-row>
        <table:table-row table:style-name="ro1">
          <table:table-cell office:value-type="string" calcext:value-type="string">
            <text:p>Number_Vertex</text:p>
          </table:table-cell>
          <table:table-cell office:value-type="string" calcext:value-type="string">
            <text:p>Number_Nodes</text:p>
          </table:table-cell>
          <table:table-cell office:value-type="string" calcext:value-type="string">
            <text:p>Number_Process</text:p>
          </table:table-cell>
          <table:table-cell office:value-type="string" calcext:value-type="string">
            <text:p>Time Taken (Edge)</text:p>
          </table:table-cell>
          <table:table-cell office:value-type="string" calcext:value-type="string">
            <text:p>SpeedUp_Dis_Ed</text:p>
          </table:table-cell>
          <table:table-cell/>
          <table:table-cell office:value-type="string" calcext:value-type="string">
            <text:p>Number_Vertex</text:p>
          </table:table-cell>
          <table:table-cell office:value-type="string" calcext:value-type="string">
            <text:p>Number_Nodes</text:p>
          </table:table-cell>
          <table:table-cell office:value-type="string" calcext:value-type="string">
            <text:p>Number_Process</text:p>
          </table:table-cell>
          <table:table-cell office:value-type="string" calcext:value-type="string">
            <text:p>Time Taken (Vertex)</text:p>
          </table:table-cell>
          <table:table-cell table:style-name="ce2" office:value-type="string" calcext:value-type="string">
            <text:p>SpeedUp_Dis_Vert</text:p>
          </table:table-cell>
          <table:table-cell/>
          <table:table-cell table:style-name="ce2" office:value-type="string" calcext:value-type="string">
            <text:p>Number_Vertex</text:p>
          </table:table-cell>
          <table:table-cell table:style-name="ce2" office:value-type="string" calcext:value-type="string">
            <text:p>Number of Nodes</text:p>
          </table:table-cell>
          <table:table-cell table:style-name="ce2" office:value-type="string" calcext:value-type="string">
            <text:p>Number_Process</text:p>
          </table:table-cell>
          <table:table-cell table:style-name="ce2" office:value-type="string" calcext:value-type="string">
            <text:p>Time Taken Edge</text:p>
          </table:table-cell>
          <table:table-cell table:style-name="ce2" office:value-type="string" calcext:value-type="string">
            <text:p>Time Taken Verte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1834" calcext:value-type="float">
            <text:p>0.121834</text:p>
          </table:table-cell>
          <table:table-cell table:formula="of:=0.121834/[.D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2994" calcext:value-type="float">
            <text:p>0.122994</text:p>
          </table:table-cell>
          <table:table-cell table:style-name="ce2" table:formula="of:=1.16812/[.J3]" office:value-type="float" office:value="9.49737385563524" calcext:value-type="float">
            <text:p>9.4973738556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20754" calcext:value-type="float">
            <text:p>0.0520754</text:p>
          </table:table-cell>
          <table:table-cell table:style-name="ce2" office:value-type="float" office:value="0.0560358" calcext:value-type="float">
            <text:p>0.05603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29527" calcext:value-type="float">
            <text:p>0.0729527</text:p>
          </table:table-cell>
          <table:table-cell table:formula="of:=0.121834/[.D4]" office:value-type="float" office:value="1.67004099916795" calcext:value-type="float">
            <text:p>1.67004099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57647" calcext:value-type="float">
            <text:p>0.0757647</text:p>
          </table:table-cell>
          <table:table-cell table:style-name="ce2" table:formula="of:=1.16812/[.J4]" office:value-type="float" office:value="15.4177341162837" calcext:value-type="float">
            <text:p>15.4177341163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82363" calcext:value-type="float">
            <text:p>0.382363</text:p>
          </table:table-cell>
          <table:table-cell table:style-name="ce2" office:value-type="float" office:value="0.402175" calcext:value-type="float">
            <text:p>0.402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65796" calcext:value-type="float">
            <text:p>0.0565796</text:p>
          </table:table-cell>
          <table:table-cell table:formula="of:=0.121834/[.D5]" office:value-type="float" office:value="2.15332027798005" calcext:value-type="float">
            <text:p>2.15332027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5828" calcext:value-type="float">
            <text:p>0.05828</text:p>
          </table:table-cell>
          <table:table-cell table:style-name="ce2" table:formula="of:=1.16812/[.J5]" office:value-type="float" office:value="20.0432395332876" calcext:value-type="float">
            <text:p>20.0432395333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.6285" calcext:value-type="float">
            <text:p>11.6285</text:p>
          </table:table-cell>
          <table:table-cell table:style-name="ce2" office:value-type="float" office:value="10.9877" calcext:value-type="float">
            <text:p>10.98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20754" calcext:value-type="float">
            <text:p>0.0520754</text:p>
          </table:table-cell>
          <table:table-cell table:formula="of:=0.121834/[.D6]" office:value-type="float" office:value="2.33956916317493" calcext:value-type="float">
            <text:p>2.3395691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560358" calcext:value-type="float">
            <text:p>0.0560358</text:p>
          </table:table-cell>
          <table:table-cell table:style-name="ce2" table:formula="of:=1.16812/[.J6]" office:value-type="float" office:value="20.8459591903747" calcext:value-type="float">
            <text:p>20.8459591904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4.1489" calcext:value-type="float">
            <text:p>54.1489</text:p>
          </table:table-cell>
          <table:table-cell table:style-name="ce2" office:value-type="float" office:value="45.4597" calcext:value-type="float">
            <text:p>45.45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7443" calcext:value-type="float">
            <text:p>1.17443</text:p>
          </table:table-cell>
          <table:table-cell table:formula="of:=1.17443/[.D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6812" calcext:value-type="float">
            <text:p>1.16812</text:p>
          </table:table-cell>
          <table:table-cell table:style-name="ce2" table:formula="of:=1.16812/[.J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7157" calcext:value-type="float">
            <text:p>0.637157</text:p>
          </table:table-cell>
          <table:table-cell table:formula="of:=1.17443/[.D8]" office:value-type="float" office:value="1.84323486989863" calcext:value-type="float">
            <text:p>1.84323486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37397" calcext:value-type="float">
            <text:p>0.637397</text:p>
          </table:table-cell>
          <table:table-cell table:style-name="ce2" table:formula="of:=1.16812/[.J8]" office:value-type="float" office:value="1.83264119536176" calcext:value-type="float">
            <text:p>1.832641195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58035" calcext:value-type="float">
            <text:p>0.458035</text:p>
          </table:table-cell>
          <table:table-cell table:formula="of:=1.17443/[.D9]" office:value-type="float" office:value="2.56406169834183" calcext:value-type="float">
            <text:p>2.56406169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74555" calcext:value-type="float">
            <text:p>0.474555</text:p>
          </table:table-cell>
          <table:table-cell table:style-name="ce2" table:formula="of:=1.16812/[.J9]" office:value-type="float" office:value="2.46150604250298" calcext:value-type="float">
            <text:p>2.461506042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82363" calcext:value-type="float">
            <text:p>0.382363</text:p>
          </table:table-cell>
          <table:table-cell table:formula="of:=1.17443/[.D10]" office:value-type="float" office:value="3.07150534962849" calcext:value-type="float">
            <text:p>3.071505349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02175" calcext:value-type="float">
            <text:p>0.402175</text:p>
          </table:table-cell>
          <table:table-cell table:style-name="ce2" table:formula="of:=1.16812/[.J10]" office:value-type="float" office:value="2.90450674457637" calcext:value-type="float">
            <text:p>2.9045067446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2122" calcext:value-type="float">
            <text:p>25.2122</text:p>
          </table:table-cell>
          <table:table-cell table:formula="of:=25.2122/[.D11]" office:value-type="float" office:value="1" calcext:value-type="float">
            <text:p>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3512" calcext:value-type="float">
            <text:p>25.3512</text:p>
          </table:table-cell>
          <table:table-cell table:style-name="ce2" table:formula="of:=25.3512/[.J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.6684" calcext:value-type="float">
            <text:p>20.6684</text:p>
          </table:table-cell>
          <table:table-cell table:formula="of:=25.2122/[.D12]" office:value-type="float" office:value="1.21984285188984" calcext:value-type="float">
            <text:p>1.219842851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.2498" calcext:value-type="float">
            <text:p>19.2498</text:p>
          </table:table-cell>
          <table:table-cell table:style-name="ce2" table:formula="of:=25.3512/[.J12]" office:value-type="float" office:value="1.31695913723779" calcext:value-type="float">
            <text:p>1.3169591372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6997" calcext:value-type="float">
            <text:p>14.6997</text:p>
          </table:table-cell>
          <table:table-cell table:formula="of:=25.2122/[.D13]" office:value-type="float" office:value="1.71515064933298" calcext:value-type="float">
            <text:p>1.715150649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.8193" calcext:value-type="float">
            <text:p>13.8193</text:p>
          </table:table-cell>
          <table:table-cell table:style-name="ce2" table:formula="of:=25.3512/[.J13]" office:value-type="float" office:value="1.83447786790937" calcext:value-type="float">
            <text:p>1.8344778679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.6285" calcext:value-type="float">
            <text:p>11.6285</text:p>
          </table:table-cell>
          <table:table-cell table:formula="of:=25.2122/[.D14]" office:value-type="float" office:value="2.16813862493013" calcext:value-type="float">
            <text:p>2.168138624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.9877" calcext:value-type="float">
            <text:p>10.9877</text:p>
          </table:table-cell>
          <table:table-cell table:style-name="ce2" table:formula="of:=25.3512/[.J14]" office:value-type="float" office:value="2.30723445307025" calcext:value-type="float">
            <text:p>2.3072344531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.3808" calcext:value-type="float">
            <text:p>29.3808</text:p>
          </table:table-cell>
          <table:table-cell table:formula="of:=103.36/[.D15]" office:value-type="float" office:value="3.51794369111801" calcext:value-type="float">
            <text:p>3.517943691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.932" calcext:value-type="float">
            <text:p>103.932</text:p>
          </table:table-cell>
          <table:table-cell table:formula="of:=103.932/[.J1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.8458" calcext:value-type="float">
            <text:p>31.8458</text:p>
          </table:table-cell>
          <table:table-cell table:formula="of:=103.36/[.D16]" office:value-type="float" office:value="3.24563992740016" calcext:value-type="float">
            <text:p>3.245639927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.4563" calcext:value-type="float">
            <text:p>56.4563</text:p>
          </table:table-cell>
          <table:table-cell table:formula="of:=103.932/[.J16]" office:value-type="float" office:value="1.84092829321086" calcext:value-type="float">
            <text:p>1.840928293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.1069" calcext:value-type="float">
            <text:p>34.1069</text:p>
          </table:table-cell>
          <table:table-cell table:formula="of:=103.36/[.D17]" office:value-type="float" office:value="3.03047184000891" calcext:value-type="float">
            <text:p>3.0304718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.8163" calcext:value-type="float">
            <text:p>59.8163</text:p>
          </table:table-cell>
          <table:table-cell table:formula="of:=103.932/[.J17]" office:value-type="float" office:value="1.73751970616705" calcext:value-type="float">
            <text:p>1.737519706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.4299" calcext:value-type="float">
            <text:p>29.4299</text:p>
          </table:table-cell>
          <table:table-cell table:formula="of:=103.36/[.D18]" office:value-type="float" office:value="3.51207445489111" calcext:value-type="float">
            <text:p>3.512074454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.4597" calcext:value-type="float">
            <text:p>45.4597</text:p>
          </table:table-cell>
          <table:table-cell table:formula="of:=103.932/[.J18]" office:value-type="float" office:value="2.2862447398465" calcext:value-type="float">
            <text:p>2.2862447398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.9245" calcext:value-type="float">
            <text:p>40.9245</text:p>
          </table:table-cell>
          <table:table-cell table:formula="of:=103.36/[.D19]" office:value-type="float" office:value="2.52562645847842" calcext:value-type="float">
            <text:p>2.525626458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.18" calcext:value-type="float">
            <text:p>46.18</text:p>
          </table:table-cell>
          <table:table-cell table:formula="of:=103.932/[.J19]" office:value-type="float" office:value="2.25058466868774" calcext:value-type="float">
            <text:p>2.2505846687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.1575" calcext:value-type="float">
            <text:p>51.1575</text:p>
          </table:table-cell>
          <table:table-cell table:formula="of:=103.36/[.D20]" office:value-type="float" office:value="2.02042711234912" calcext:value-type="float">
            <text:p>2.020427112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.5874" calcext:value-type="float">
            <text:p>42.5874</text:p>
          </table:table-cell>
          <table:table-cell table:formula="of:=103.932/[.J20]" office:value-type="float" office:value="2.44044013017935" calcext:value-type="float">
            <text:p>2.440440130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.36" calcext:value-type="float">
            <text:p>103.36</text:p>
          </table:table-cell>
          <table:table-cell table:formula="of:=103.36/[.D21]"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.8472" calcext:value-type="float">
            <text:p>35.8472</text:p>
          </table:table-cell>
          <table:table-cell table:formula="of:=103.932/[.J21]" office:value-type="float" office:value="2.89930594300252" calcext:value-type="float">
            <text:p>2.89930594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9623" calcext:value-type="float">
            <text:p>51.9623</text:p>
          </table:table-cell>
          <table:table-cell table:formula="of:=103.36/[.D22]" office:value-type="float" office:value="1.98913443015417" calcext:value-type="float">
            <text:p>1.989134430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.6641" calcext:value-type="float">
            <text:p>30.6641</text:p>
          </table:table-cell>
          <table:table-cell table:formula="of:=103.932/[.J22]" office:value-type="float" office:value="3.38937063210725" calcext:value-type="float">
            <text:p>3.3893706321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.8926" calcext:value-type="float">
            <text:p>66.8926</text:p>
          </table:table-cell>
          <table:table-cell table:formula="of:=103.36/[.D23]" office:value-type="float" office:value="1.54516344109812" calcext:value-type="float">
            <text:p>1.545163441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.53" calcext:value-type="float">
            <text:p>26.53</text:p>
          </table:table-cell>
          <table:table-cell table:formula="of:=103.932/[.J23]" office:value-type="float" office:value="3.91752732755371" calcext:value-type="float">
            <text:p>3.9175273276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.1489" calcext:value-type="float">
            <text:p>54.1489</text:p>
          </table:table-cell>
          <table:table-cell table:formula="of:=103.36/[.D24]" office:value-type="float" office:value="1.90881070529595" calcext:value-type="float">
            <text:p>1.908810705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.8528" calcext:value-type="float">
            <text:p>24.8528</text:p>
          </table:table-cell>
          <table:table-cell table:formula="of:=103.932/[.J24]" office:value-type="float" office:value="4.18190304512972" calcext:value-type="float">
            <text:p>4.1819030451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.6201" calcext:value-type="float">
            <text:p>20.6201</text:p>
          </table:table-cell>
          <table:table-cell table:formula="of:=103.36/[.D25]" office:value-type="float" office:value="5.01258480802712" calcext:value-type="float">
            <text:p>5.0125848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.1001" calcext:value-type="float">
            <text:p>29.1001</text:p>
          </table:table-cell>
          <table:table-cell table:formula="of:=103.932/[.J25]" office:value-type="float" office:value="3.57153411843946" calcext:value-type="float">
            <text:p>3.5715341184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.1579" calcext:value-type="float">
            <text:p>22.1579</text:p>
          </table:table-cell>
          <table:table-cell table:formula="of:=103.36/[.D26]" office:value-type="float" office:value="4.66470197988077" calcext:value-type="float">
            <text:p>4.664701979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.4201" calcext:value-type="float">
            <text:p>34.4201</text:p>
          </table:table-cell>
          <table:table-cell table:formula="of:=103.932/[.J26]" office:value-type="float" office:value="3.01951476027089" calcext:value-type="float">
            <text:p>3.019514760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.8185" calcext:value-type="float">
            <text:p>22.8185</text:p>
          </table:table-cell>
          <table:table-cell table:formula="of:=103.36/[.D27]" office:value-type="float" office:value="4.52965795297675" calcext:value-type="float">
            <text:p>4.52965795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.956" calcext:value-type="float">
            <text:p>17.956</text:p>
          </table:table-cell>
          <table:table-cell table:formula="of:=103.932/[.J27]" office:value-type="float" office:value="5.78814880819782" calcext:value-type="float">
            <text:p>5.7881488082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.6033" calcext:value-type="float">
            <text:p>24.6033</text:p>
          </table:table-cell>
          <table:table-cell table:formula="of:=103.36/[.D28]" office:value-type="float" office:value="4.20106245910101" calcext:value-type="float">
            <text:p>4.201062459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.5523" calcext:value-type="float">
            <text:p>18.5523</text:p>
          </table:table-cell>
          <table:table-cell table:formula="of:=103.932/[.J28]" office:value-type="float" office:value="5.6021086334309" calcext:value-type="float">
            <text:p>5.6021086334</text:p>
          </table:table-cell>
          <table:table-cell table:number-columns-repeated="6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.2302" calcext:value-type="float">
            <text:p>36.2302</text:p>
          </table:table-cell>
          <table:table-cell table:style-name="ce3" table:formula="of:=103.36/[.D29]" office:value-type="float" office:value="2.85286860133259" calcext:value-type="float">
            <text:p>2.852868601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.245" calcext:value-type="float">
            <text:p>20.245</text:p>
          </table:table-cell>
          <table:table-cell table:formula="of:=103.932/[.J29]" office:value-type="float" office:value="5.13371202766115" calcext:value-type="float">
            <text:p>5.1337120277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.0596" calcext:value-type="float">
            <text:p>21.0596</text:p>
          </table:table-cell>
          <table:table-cell table:formula="of:=103.932/[.J30]" office:value-type="float" office:value="4.93513646982849" calcext:value-type="float">
            <text:p>4.9351364698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2.2678" calcext:value-type="float">
            <text:p>22.2678</text:p>
          </table:table-cell>
          <table:table-cell table:style-name="ce4" table:formula="of:=103.932/[.J31]" office:value-type="float" office:value="4.66736722981166" calcext:value-type="float">
            <text:p>4.6673672298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.2014" calcext:value-type="float">
            <text:p>23.2014</text:p>
          </table:table-cell>
          <table:table-cell table:style-name="ce4" table:formula="of:=103.932/[.J32]" office:value-type="float" office:value="4.47955726809589" calcext:value-type="float">
            <text:p>4.4795572681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/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.2407" calcext:value-type="float">
            <text:p>30.2407</text:p>
          </table:table-cell>
          <table:table-cell table:style-name="ce4" table:formula="of:=103.932/[.J33]" office:value-type="float" office:value="3.43682520576574" calcext:value-type="float">
            <text:p>3.4368252058</text:p>
          </table:table-cell>
          <table:table-cell table:number-columns-repeated="6"/>
        </table:table-row>
      </table:table>
      <table:table table:name="Analysis" table:style-name="ta1">
        <table:table-column table:style-name="co6" table:number-columns-repeated="21" table:default-cell-style-name="Default"/>
        <table:table-row table:style-name="ro1">
          <table:table-cell table:style-name="ce6" office:value-type="string" calcext:value-type="string" table:number-columns-spanned="3" table:number-rows-spanned="1">
            <text:p>Distributed Edge N1000</text:p>
          </table:table-cell>
          <table:covered-table-cell table:number-columns-repeated="2"/>
          <table:table-cell table:number-columns-repeated="5"/>
          <table:table-cell table:style-name="ce6" office:value-type="string" calcext:value-type="string" table:number-columns-spanned="3" table:number-rows-spanned="1">
            <text:p>Distributed Vertex N1000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D_K</text:p>
          </table:table-cell>
          <table:table-cell office:value-type="string" calcext:value-type="string">
            <text:p>N_Edges</text:p>
          </table:table-cell>
          <table:table-cell office:value-type="string" calcext:value-type="string">
            <text:p>TimeTaken</text:p>
          </table:table-cell>
          <table:table-cell office:value-type="string" calcext:value-type="string">
            <text:p>Time/D_k</text:p>
          </table:table-cell>
          <table:table-cell table:number-columns-repeated="4"/>
          <table:table-cell office:value-type="string" calcext:value-type="string">
            <text:p>D_K</text:p>
          </table:table-cell>
          <table:table-cell office:value-type="string" calcext:value-type="string">
            <text:p>N_Edges</text:p>
          </table:table-cell>
          <table:table-cell office:value-type="string" calcext:value-type="string">
            <text:p>TimeTaken</text:p>
          </table:table-cell>
          <table:table-cell office:value-type="string" calcext:value-type="string">
            <text:p>Time/D_k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920" calcext:value-type="float">
            <text:p>4920</text:p>
          </table:table-cell>
          <table:table-cell office:value-type="float" office:value="0.772137" calcext:value-type="float">
            <text:p>0.772137</text:p>
          </table:table-cell>
          <table:table-cell table:formula="of:=[.C3]/[.A3]" office:value-type="float" office:value="0.00415127419354839" calcext:value-type="float">
            <text:p>0.0041512742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2946" calcext:value-type="float">
            <text:p>2946</text:p>
          </table:table-cell>
          <table:table-cell office:value-type="float" office:value="0.192006" calcext:value-type="float">
            <text:p>0.192006</text:p>
          </table:table-cell>
          <table:table-cell table:formula="of:=[.K3]/[.I3]" office:value-type="float" office:value="0.00077110843373494" calcext:value-type="float">
            <text:p>0.0007711084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943" calcext:value-type="float">
            <text:p>4943</text:p>
          </table:table-cell>
          <table:table-cell office:value-type="float" office:value="0.887867" calcext:value-type="float">
            <text:p>0.887867</text:p>
          </table:table-cell>
          <table:table-cell table:formula="of:=[.C4]/[.A4]" office:value-type="float" office:value="0.00262682544378698" calcext:value-type="float">
            <text:p>0.0026268254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4199" calcext:value-type="float">
            <text:p>4199</text:p>
          </table:table-cell>
          <table:table-cell office:value-type="float" office:value="5.94912" calcext:value-type="float">
            <text:p>5.94912</text:p>
          </table:table-cell>
          <table:table-cell table:formula="of:=[.K4]/[.I4]" office:value-type="float" office:value="0.0238920481927711" calcext:value-type="float">
            <text:p>0.0238920482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954" calcext:value-type="float">
            <text:p>4954</text:p>
          </table:table-cell>
          <table:table-cell office:value-type="float" office:value="1.26345" calcext:value-type="float">
            <text:p>1.26345</text:p>
          </table:table-cell>
          <table:table-cell table:formula="of:=[.C5]/[.A5]" office:value-type="float" office:value="0.00721971428571429" calcext:value-type="float">
            <text:p>0.0072197143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6080" calcext:value-type="float">
            <text:p>6080</text:p>
          </table:table-cell>
          <table:table-cell office:value-type="float" office:value="1.08292" calcext:value-type="float">
            <text:p>1.08292</text:p>
          </table:table-cell>
          <table:table-cell table:formula="of:=[.K5]/[.I5]" office:value-type="float" office:value="0.00434907630522088" calcext:value-type="float">
            <text:p>0.0043490763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963" calcext:value-type="float">
            <text:p>4963</text:p>
          </table:table-cell>
          <table:table-cell office:value-type="float" office:value="7.66203" calcext:value-type="float">
            <text:p>7.66203</text:p>
          </table:table-cell>
          <table:table-cell table:formula="of:=[.C6]/[.A6]" office:value-type="float" office:value="0.0257980808080808" calcext:value-type="float">
            <text:p>0.0257980808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6555" calcext:value-type="float">
            <text:p>6555</text:p>
          </table:table-cell>
          <table:table-cell office:value-type="float" office:value="1.91958" calcext:value-type="float">
            <text:p>1.91958</text:p>
          </table:table-cell>
          <table:table-cell table:formula="of:=[.K6]/[.I6]" office:value-type="float" office:value="0.00770915662650602" calcext:value-type="float">
            <text:p>0.0077091566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6721" calcext:value-type="float">
            <text:p>76721</text:p>
          </table:table-cell>
          <table:table-cell office:value-type="float" office:value="22.5724" calcext:value-type="float">
            <text:p>22.5724</text:p>
          </table:table-cell>
          <table:table-cell table:formula="of:=[.C7]/[.A7]" office:value-type="float" office:value="0.121356989247312" calcext:value-type="float">
            <text:p>0.1213569892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87967" calcext:value-type="float">
            <text:p>87967</text:p>
          </table:table-cell>
          <table:table-cell office:value-type="float" office:value="13.1646" calcext:value-type="float">
            <text:p>13.1646</text:p>
          </table:table-cell>
          <table:table-cell table:formula="of:=[.K7]/[.I7]" office:value-type="float" office:value="0.0528698795180723" calcext:value-type="float">
            <text:p>0.0528698795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6758" calcext:value-type="float">
            <text:p>76758</text:p>
          </table:table-cell>
          <table:table-cell office:value-type="float" office:value="18.2878" calcext:value-type="float">
            <text:p>18.2878</text:p>
          </table:table-cell>
          <table:table-cell table:formula="of:=[.C8]/[.A8]" office:value-type="float" office:value="0.104501714285714" calcext:value-type="float">
            <text:p>0.1045017143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88203" calcext:value-type="float">
            <text:p>88203</text:p>
          </table:table-cell>
          <table:table-cell office:value-type="float" office:value="22.5961" calcext:value-type="float">
            <text:p>22.5961</text:p>
          </table:table-cell>
          <table:table-cell table:formula="of:=[.K8]/[.I8]" office:value-type="float" office:value="0.0907473895582329" calcext:value-type="float">
            <text:p>0.0907473896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0019" calcext:value-type="float">
            <text:p>110019</text:p>
          </table:table-cell>
          <table:table-cell office:value-type="float" office:value="14.2068" calcext:value-type="float">
            <text:p>14.2068</text:p>
          </table:table-cell>
          <table:table-cell table:formula="of:=[.C9]/[.A9]" office:value-type="float" office:value="0.0420319526627219" calcext:value-type="float">
            <text:p>0.0420319527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11532" calcext:value-type="float">
            <text:p>111532</text:p>
          </table:table-cell>
          <table:table-cell office:value-type="float" office:value="24.2985" calcext:value-type="float">
            <text:p>24.2985</text:p>
          </table:table-cell>
          <table:table-cell table:formula="of:=[.K9]/[.I9]" office:value-type="float" office:value="0.0975843373493976" calcext:value-type="float">
            <text:p>0.0975843373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8864" calcext:value-type="float">
            <text:p>138864</text:p>
          </table:table-cell>
          <table:table-cell office:value-type="float" office:value="21.26" calcext:value-type="float">
            <text:p>21.26</text:p>
          </table:table-cell>
          <table:table-cell table:formula="of:=[.C10]/[.A10]" office:value-type="float" office:value="0.121485714285714" calcext:value-type="float">
            <text:p>0.1214857143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12570" calcext:value-type="float">
            <text:p>112570</text:p>
          </table:table-cell>
          <table:table-cell office:value-type="float" office:value="13.1623" calcext:value-type="float">
            <text:p>13.1623</text:p>
          </table:table-cell>
          <table:table-cell table:formula="of:=[.K10]/[.I10]" office:value-type="float" office:value="0.0528606425702811" calcext:value-type="float">
            <text:p>0.0528606426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71" calcext:value-type="float">
            <text:p>145671</text:p>
          </table:table-cell>
          <table:table-cell office:value-type="float" office:value="16.5416" calcext:value-type="float">
            <text:p>16.5416</text:p>
          </table:table-cell>
          <table:table-cell table:formula="of:=[.C11]/[.A11]" office:value-type="float" office:value="0.0489396449704142" calcext:value-type="float">
            <text:p>0.048939645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23204" calcext:value-type="float">
            <text:p>123204</text:p>
          </table:table-cell>
          <table:table-cell office:value-type="float" office:value="27.3306" calcext:value-type="float">
            <text:p>27.3306</text:p>
          </table:table-cell>
          <table:table-cell table:formula="of:=[.K11]/[.I11]" office:value-type="float" office:value="0.109761445783133" calcext:value-type="float">
            <text:p>0.1097614458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6628" calcext:value-type="float">
            <text:p>146628</text:p>
          </table:table-cell>
          <table:table-cell office:value-type="float" office:value="34.7783" calcext:value-type="float">
            <text:p>34.7783</text:p>
          </table:table-cell>
          <table:table-cell table:formula="of:=[.C12]/[.A12]" office:value-type="float" office:value="0.117098653198653" calcext:value-type="float">
            <text:p>0.1170986532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60130" calcext:value-type="float">
            <text:p>160130</text:p>
          </table:table-cell>
          <table:table-cell office:value-type="float" office:value="22.7988" calcext:value-type="float">
            <text:p>22.7988</text:p>
          </table:table-cell>
          <table:table-cell table:formula="of:=[.K12]/[.I12]" office:value-type="float" office:value="0.0915614457831325" calcext:value-type="float">
            <text:p>0.0915614458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7543" calcext:value-type="float">
            <text:p>147543</text:p>
          </table:table-cell>
          <table:table-cell office:value-type="float" office:value="22.5917" calcext:value-type="float">
            <text:p>22.5917</text:p>
          </table:table-cell>
          <table:table-cell table:formula="of:=[.C13]/[.A13]" office:value-type="float" office:value="0.121460752688172" calcext:value-type="float">
            <text:p>0.1214607527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97250" calcext:value-type="float">
            <text:p>197250</text:p>
          </table:table-cell>
          <table:table-cell office:value-type="float" office:value="30.7356" calcext:value-type="float">
            <text:p>30.7356</text:p>
          </table:table-cell>
          <table:table-cell table:formula="of:=[.K13]/[.I13]" office:value-type="float" office:value="0.123436144578313" calcext:value-type="float">
            <text:p>0.1234361446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5122" calcext:value-type="float">
            <text:p>235122</text:p>
          </table:table-cell>
          <table:table-cell office:value-type="float" office:value="40.3836" calcext:value-type="float">
            <text:p>40.3836</text:p>
          </table:table-cell>
          <table:table-cell table:formula="of:=[.C14]/[.A14]" office:value-type="float" office:value="0.135971717171717" calcext:value-type="float">
            <text:p>0.1359717172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197250" calcext:value-type="float">
            <text:p>197250</text:p>
          </table:table-cell>
          <table:table-cell office:value-type="float" office:value="33.0561" calcext:value-type="float">
            <text:p>33.0561</text:p>
          </table:table-cell>
          <table:table-cell table:formula="of:=[.K14]/[.I14]" office:value-type="float" office:value="0.132755421686747" calcext:value-type="float">
            <text:p>0.1327554217</text:p>
          </table:table-cell>
          <table:table-cell table:number-columns-repeated="9"/>
        </table:table-row>
        <table:table-row table:style-name="ro1" table:number-rows-repeated="12">
          <table:table-cell table:number-columns-repeated="21"/>
        </table:table-row>
        <table:table-row table:style-name="ro1">
          <table:table-cell table:style-name="ce6" office:value-type="string" calcext:value-type="string" table:number-columns-spanned="3" table:number-rows-spanned="1">
            <text:p>Distributed Edge N500</text:p>
          </table:table-cell>
          <table:covered-table-cell table:number-columns-repeated="2"/>
          <table:table-cell table:number-columns-repeated="11"/>
          <table:table-cell table:style-name="ce6" office:value-type="string" calcext:value-type="string" table:number-columns-spanned="3" table:number-rows-spanned="1">
            <text:p>Distributed Vertex N500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D_K</text:p>
          </table:table-cell>
          <table:table-cell office:value-type="string" calcext:value-type="string">
            <text:p>N_Edges</text:p>
          </table:table-cell>
          <table:table-cell table:number-columns-repeated="4" office:value-type="string" calcext:value-type="string">
            <text:p>TimeTaken</text:p>
          </table:table-cell>
          <table:table-cell office:value-type="string" calcext:value-type="string">
            <text:p>Avg_Time</text:p>
          </table:table-cell>
          <table:table-cell office:value-type="string" calcext:value-type="string">
            <text:p>Time/'D_K'</text:p>
          </table:table-cell>
          <table:table-cell table:number-columns-repeated="6"/>
          <table:table-cell office:value-type="string" calcext:value-type="string">
            <text:p>D_K</text:p>
          </table:table-cell>
          <table:table-cell office:value-type="string" calcext:value-type="string">
            <text:p>N_Edges</text:p>
          </table:table-cell>
          <table:table-cell table:number-columns-repeated="4" office:value-type="string" calcext:value-type="string">
            <text:p>TimeTaken</text:p>
          </table:table-cell>
          <table:table-cell office:value-type="string" calcext:value-type="string">
            <text:p>Avg_Tim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32" calcext:value-type="float">
            <text:p>2132</text:p>
          </table:table-cell>
          <table:table-cell office:value-type="float" office:value="0.215191" calcext:value-type="float">
            <text:p>0.215191</text:p>
          </table:table-cell>
          <table:table-cell office:value-type="float" office:value="0.160276" calcext:value-type="float">
            <text:p>0.160276</text:p>
          </table:table-cell>
          <table:table-cell office:value-type="float" office:value="0.16064" calcext:value-type="float">
            <text:p>0.16064</text:p>
          </table:table-cell>
          <table:table-cell office:value-type="float" office:value="0.160083" calcext:value-type="float">
            <text:p>0.160083</text:p>
          </table:table-cell>
          <table:table-cell table:formula="of:=SUM([.D29:.F29])/3" office:value-type="float" office:value="0.160333" calcext:value-type="float">
            <text:p>0.160333</text:p>
          </table:table-cell>
          <table:table-cell table:formula="of:=[.G29]/[.A29]" office:value-type="float" office:value="0.00108333108108108" calcext:value-type="float">
            <text:p>0.0010833311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1762" calcext:value-type="float">
            <text:p>1762</text:p>
          </table:table-cell>
          <table:table-cell office:value-type="float" office:value="0.13422" calcext:value-type="float">
            <text:p>0.13422</text:p>
          </table:table-cell>
          <table:table-cell office:value-type="float" office:value="0.106492" calcext:value-type="float">
            <text:p>0.106492</text:p>
          </table:table-cell>
          <table:table-cell office:value-type="float" office:value="0.105934" calcext:value-type="float">
            <text:p>0.105934</text:p>
          </table:table-cell>
          <table:table-cell office:value-type="float" office:value="0.11464" calcext:value-type="float">
            <text:p>0.11464</text:p>
          </table:table-cell>
          <table:table-cell table:formula="of:=SUM([.R29:.T29])/3" office:value-type="float" office:value="0.109022" calcext:value-type="float">
            <text:p>0.1090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60" calcext:value-type="float">
            <text:p>2160</text:p>
          </table:table-cell>
          <table:table-cell office:value-type="float" office:value="0.114591" calcext:value-type="float">
            <text:p>0.114591</text:p>
          </table:table-cell>
          <table:table-cell table:number-columns-repeated="2" office:value-type="float" office:value="0.0889277" calcext:value-type="float">
            <text:p>0.0889277</text:p>
          </table:table-cell>
          <table:table-cell office:value-type="float" office:value="0.0895522" calcext:value-type="float">
            <text:p>0.0895522</text:p>
          </table:table-cell>
          <table:table-cell table:formula="of:=SUM([.D30:.F30])/3" office:value-type="float" office:value="0.0891358666666667" calcext:value-type="float">
            <text:p>0.0891358667</text:p>
          </table:table-cell>
          <table:table-cell table:formula="of:=[.G30]/[.A30]" office:value-type="float" office:value="0.000742798888888889" calcext:value-type="float">
            <text:p>0.0007427989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279" calcext:value-type="float">
            <text:p>2279</text:p>
          </table:table-cell>
          <table:table-cell office:value-type="float" office:value="0.126382" calcext:value-type="float">
            <text:p>0.126382</text:p>
          </table:table-cell>
          <table:table-cell office:value-type="float" office:value="0.10275" calcext:value-type="float">
            <text:p>0.10275</text:p>
          </table:table-cell>
          <table:table-cell office:value-type="float" office:value="0.101675" calcext:value-type="float">
            <text:p>0.101675</text:p>
          </table:table-cell>
          <table:table-cell office:value-type="float" office:value="0.100388" calcext:value-type="float">
            <text:p>0.100388</text:p>
          </table:table-cell>
          <table:table-cell table:formula="of:=SUM([.R30:.T30])/3" office:value-type="float" office:value="0.101604333333333" calcext:value-type="float">
            <text:p>0.10160433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70" calcext:value-type="float">
            <text:p>2170</text:p>
          </table:table-cell>
          <table:table-cell office:value-type="float" office:value="0.154302" calcext:value-type="float">
            <text:p>0.154302</text:p>
          </table:table-cell>
          <table:table-cell office:value-type="float" office:value="0.127726" calcext:value-type="float">
            <text:p>0.127726</text:p>
          </table:table-cell>
          <table:table-cell office:value-type="float" office:value="0.131297" calcext:value-type="float">
            <text:p>0.131297</text:p>
          </table:table-cell>
          <table:table-cell office:value-type="float" office:value="0.131262" calcext:value-type="float">
            <text:p>0.131262</text:p>
          </table:table-cell>
          <table:table-cell table:formula="of:=SUM([.D31:.F31])/3" office:value-type="float" office:value="0.130095" calcext:value-type="float">
            <text:p>0.130095</text:p>
          </table:table-cell>
          <table:table-cell table:formula="of:=[.G31]/[.A31]" office:value-type="float" office:value="0.00119353211009174" calcext:value-type="float">
            <text:p>0.0011935321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313" calcext:value-type="float">
            <text:p>2313</text:p>
          </table:table-cell>
          <table:table-cell office:value-type="float" office:value="1.66628" calcext:value-type="float">
            <text:p>1.66628</text:p>
          </table:table-cell>
          <table:table-cell office:value-type="float" office:value="1.2419" calcext:value-type="float">
            <text:p>1.2419</text:p>
          </table:table-cell>
          <table:table-cell office:value-type="float" office:value="1.24594" calcext:value-type="float">
            <text:p>1.24594</text:p>
          </table:table-cell>
          <table:table-cell office:value-type="float" office:value="1.24024" calcext:value-type="float">
            <text:p>1.24024</text:p>
          </table:table-cell>
          <table:table-cell table:formula="of:=SUM([.R31:.T31])/3" office:value-type="float" office:value="1.24269333333333" calcext:value-type="float">
            <text:p>1.24269333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12" calcext:value-type="float">
            <text:p>2212</text:p>
          </table:table-cell>
          <table:table-cell office:value-type="float" office:value="1.601" calcext:value-type="float">
            <text:p>1.601</text:p>
          </table:table-cell>
          <table:table-cell office:value-type="float" office:value="1.18011" calcext:value-type="float">
            <text:p>1.18011</text:p>
          </table:table-cell>
          <table:table-cell office:value-type="float" office:value="1.18013" calcext:value-type="float">
            <text:p>1.18013</text:p>
          </table:table-cell>
          <table:table-cell office:value-type="float" office:value="1.17812" calcext:value-type="float">
            <text:p>1.17812</text:p>
          </table:table-cell>
          <table:table-cell table:formula="of:=SUM([.D32:.F32])/3" office:value-type="float" office:value="1.17945333333333" calcext:value-type="float">
            <text:p>1.1794533333</text:p>
          </table:table-cell>
          <table:table-cell table:formula="of:=[.G32]/[.A32]" office:value-type="float" office:value="0.00991137254901961" calcext:value-type="float">
            <text:p>0.0099113725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320" calcext:value-type="float">
            <text:p>2320</text:p>
          </table:table-cell>
          <table:table-cell office:value-type="float" office:value="0.198183" calcext:value-type="float">
            <text:p>0.198183</text:p>
          </table:table-cell>
          <table:table-cell office:value-type="float" office:value="0.128652" calcext:value-type="float">
            <text:p>0.128652</text:p>
          </table:table-cell>
          <table:table-cell office:value-type="float" office:value="0.13334" calcext:value-type="float">
            <text:p>0.13334</text:p>
          </table:table-cell>
          <table:table-cell office:value-type="float" office:value="0.125349" calcext:value-type="float">
            <text:p>0.125349</text:p>
          </table:table-cell>
          <table:table-cell table:formula="of:=SUM([.R32:.T32])/3" office:value-type="float" office:value="0.129113666666667" calcext:value-type="float">
            <text:p>0.129113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399" calcext:value-type="float">
            <text:p>22399</text:p>
          </table:table-cell>
          <table:table-cell office:value-type="float" office:value="4.33943" calcext:value-type="float">
            <text:p>4.33943</text:p>
          </table:table-cell>
          <table:table-cell office:value-type="float" office:value="2.74101" calcext:value-type="float">
            <text:p>2.74101</text:p>
          </table:table-cell>
          <table:table-cell office:value-type="float" office:value="2.73762" calcext:value-type="float">
            <text:p>2.73762</text:p>
          </table:table-cell>
          <table:table-cell office:value-type="float" office:value="2.7368" calcext:value-type="float">
            <text:p>2.7368</text:p>
          </table:table-cell>
          <table:table-cell table:formula="of:=SUM([.D33:.F33])/3" office:value-type="float" office:value="2.73847666666667" calcext:value-type="float">
            <text:p>2.7384766667</text:p>
          </table:table-cell>
          <table:table-cell table:formula="of:=[.G33]/[.A33]" office:value-type="float" office:value="0.0228206388888889" calcext:value-type="float">
            <text:p>0.0228206389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23327" calcext:value-type="float">
            <text:p>23327</text:p>
          </table:table-cell>
          <table:table-cell office:value-type="float" office:value="4.83846" calcext:value-type="float">
            <text:p>4.83846</text:p>
          </table:table-cell>
          <table:table-cell office:value-type="float" office:value="3.06416" calcext:value-type="float">
            <text:p>3.06416</text:p>
          </table:table-cell>
          <table:table-cell office:value-type="float" office:value="3.05224" calcext:value-type="float">
            <text:p>3.05224</text:p>
          </table:table-cell>
          <table:table-cell office:value-type="float" office:value="3.04222" calcext:value-type="float">
            <text:p>3.04222</text:p>
          </table:table-cell>
          <table:table-cell table:formula="of:=SUM([.R33:.T33])/3" office:value-type="float" office:value="3.05287333333333" calcext:value-type="float">
            <text:p>3.05287333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682" calcext:value-type="float">
            <text:p>35682</text:p>
          </table:table-cell>
          <table:table-cell office:value-type="float" office:value="2.28771" calcext:value-type="float">
            <text:p>2.28771</text:p>
          </table:table-cell>
          <table:table-cell office:value-type="float" office:value="1.65861" calcext:value-type="float">
            <text:p>1.65861</text:p>
          </table:table-cell>
          <table:table-cell office:value-type="float" office:value="1.66991" calcext:value-type="float">
            <text:p>1.66991</text:p>
          </table:table-cell>
          <table:table-cell office:value-type="float" office:value="1.66743" calcext:value-type="float">
            <text:p>1.66743</text:p>
          </table:table-cell>
          <table:table-cell table:formula="of:=SUM([.D34:.F34])/3" office:value-type="float" office:value="1.66531666666667" calcext:value-type="float">
            <text:p>1.6653166667</text:p>
          </table:table-cell>
          <table:table-cell table:formula="of:=[.G34]/[.A34]" office:value-type="float" office:value="0.0152781345565749" calcext:value-type="float">
            <text:p>0.0152781346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41615" calcext:value-type="float">
            <text:p>41615</text:p>
          </table:table-cell>
          <table:table-cell office:value-type="float" office:value="2.42231" calcext:value-type="float">
            <text:p>2.42231</text:p>
          </table:table-cell>
          <table:table-cell office:value-type="float" office:value="1.77628" calcext:value-type="float">
            <text:p>1.77628</text:p>
          </table:table-cell>
          <table:table-cell office:value-type="float" office:value="1.78774" calcext:value-type="float">
            <text:p>1.78774</text:p>
          </table:table-cell>
          <table:table-cell office:value-type="float" office:value="1.76467" calcext:value-type="float">
            <text:p>1.76467</text:p>
          </table:table-cell>
          <table:table-cell table:formula="of:=SUM([.R34:.T34])/3" office:value-type="float" office:value="1.77623" calcext:value-type="float">
            <text:p>1.776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888" calcext:value-type="float">
            <text:p>43888</text:p>
          </table:table-cell>
          <table:table-cell office:value-type="float" office:value="3.46812" calcext:value-type="float">
            <text:p>3.46812</text:p>
          </table:table-cell>
          <table:table-cell office:value-type="float" office:value="2.48551" calcext:value-type="float">
            <text:p>2.48551</text:p>
          </table:table-cell>
          <table:table-cell office:value-type="float" office:value="2.48593" calcext:value-type="float">
            <text:p>2.48593</text:p>
          </table:table-cell>
          <table:table-cell office:value-type="float" office:value="2.48279" calcext:value-type="float">
            <text:p>2.48279</text:p>
          </table:table-cell>
          <table:table-cell table:formula="of:=SUM([.D35:.F35])/3" office:value-type="float" office:value="2.48474333333333" calcext:value-type="float">
            <text:p>2.4847433333</text:p>
          </table:table-cell>
          <table:table-cell table:formula="of:=[.G35]/[.A35]" office:value-type="float" office:value="0.0208801960784314" calcext:value-type="float">
            <text:p>0.0208801961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45715" calcext:value-type="float">
            <text:p>45715</text:p>
          </table:table-cell>
          <table:table-cell office:value-type="float" office:value="3.62277" calcext:value-type="float">
            <text:p>3.62277</text:p>
          </table:table-cell>
          <table:table-cell office:value-type="float" office:value="2.60654" calcext:value-type="float">
            <text:p>2.60654</text:p>
          </table:table-cell>
          <table:table-cell office:value-type="float" office:value="2.60916" calcext:value-type="float">
            <text:p>2.60916</text:p>
          </table:table-cell>
          <table:table-cell office:value-type="float" office:value="2.61187" calcext:value-type="float">
            <text:p>2.61187</text:p>
          </table:table-cell>
          <table:table-cell table:formula="of:=SUM([.R35:.T35])/3" office:value-type="float" office:value="2.60919" calcext:value-type="float">
            <text:p>2.609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507" calcext:value-type="float">
            <text:p>54507</text:p>
          </table:table-cell>
          <table:table-cell office:value-type="float" office:value="4.1203" calcext:value-type="float">
            <text:p>4.1203</text:p>
          </table:table-cell>
          <table:table-cell office:value-type="float" office:value="2.95099" calcext:value-type="float">
            <text:p>2.95099</text:p>
          </table:table-cell>
          <table:table-cell office:value-type="float" office:value="2.9575" calcext:value-type="float">
            <text:p>2.9575</text:p>
          </table:table-cell>
          <table:table-cell office:value-type="float" office:value="2.94605" calcext:value-type="float">
            <text:p>2.94605</text:p>
          </table:table-cell>
          <table:table-cell table:formula="of:=SUM([.D36:.F36])/3" office:value-type="float" office:value="2.95151333333333" calcext:value-type="float">
            <text:p>2.9515133333</text:p>
          </table:table-cell>
          <table:table-cell table:formula="of:=[.G36]/[.A36]" office:value-type="float" office:value="0.0199426576576577" calcext:value-type="float">
            <text:p>0.0199426577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45723" calcext:value-type="float">
            <text:p>45723</text:p>
          </table:table-cell>
          <table:table-cell office:value-type="float" office:value="3.40229" calcext:value-type="float">
            <text:p>3.40229</text:p>
          </table:table-cell>
          <table:table-cell office:value-type="float" office:value="2.42167" calcext:value-type="float">
            <text:p>2.42167</text:p>
          </table:table-cell>
          <table:table-cell office:value-type="float" office:value="2.43083" calcext:value-type="float">
            <text:p>2.43083</text:p>
          </table:table-cell>
          <table:table-cell office:value-type="float" office:value="2.45631" calcext:value-type="float">
            <text:p>2.45631</text:p>
          </table:table-cell>
          <table:table-cell table:formula="of:=SUM([.R36:.T36])/3" office:value-type="float" office:value="2.43627" calcext:value-type="float">
            <text:p>2.436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890" calcext:value-type="float">
            <text:p>54890</text:p>
          </table:table-cell>
          <table:table-cell office:value-type="float" office:value="3.79214" calcext:value-type="float">
            <text:p>3.79214</text:p>
          </table:table-cell>
          <table:table-cell office:value-type="float" office:value="2.71949" calcext:value-type="float">
            <text:p>2.71949</text:p>
          </table:table-cell>
          <table:table-cell office:value-type="float" office:value="2.72197" calcext:value-type="float">
            <text:p>2.72197</text:p>
          </table:table-cell>
          <table:table-cell office:value-type="float" office:value="2.72239" calcext:value-type="float">
            <text:p>2.72239</text:p>
          </table:table-cell>
          <table:table-cell table:formula="of:=SUM([.D37:.F37])/3" office:value-type="float" office:value="2.72128333333333" calcext:value-type="float">
            <text:p>2.7212833333</text:p>
          </table:table-cell>
          <table:table-cell table:formula="of:=[.G37]/[.A37]" office:value-type="float" office:value="0.0249659021406728" calcext:value-type="float">
            <text:p>0.0249659021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4.26025" calcext:value-type="float">
            <text:p>4.26025</text:p>
          </table:table-cell>
          <table:table-cell office:value-type="float" office:value="3.05181" calcext:value-type="float">
            <text:p>3.05181</text:p>
          </table:table-cell>
          <table:table-cell office:value-type="float" office:value="3.05223" calcext:value-type="float">
            <text:p>3.05223</text:p>
          </table:table-cell>
          <table:table-cell office:value-type="float" office:value="3.04581" calcext:value-type="float">
            <text:p>3.04581</text:p>
          </table:table-cell>
          <table:table-cell table:formula="of:=SUM([.R37:.T37])/3" office:value-type="float" office:value="3.04995" calcext:value-type="float">
            <text:p>3.049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880" calcext:value-type="float">
            <text:p>59880</text:p>
          </table:table-cell>
          <table:table-cell office:value-type="float" office:value="4.103" calcext:value-type="float">
            <text:p>4.103</text:p>
          </table:table-cell>
          <table:table-cell office:value-type="float" office:value="2.92682" calcext:value-type="float">
            <text:p>2.92682</text:p>
          </table:table-cell>
          <table:table-cell office:value-type="float" office:value="2.93102" calcext:value-type="float">
            <text:p>2.93102</text:p>
          </table:table-cell>
          <table:table-cell office:value-type="float" office:value="2.92274" calcext:value-type="float">
            <text:p>2.92274</text:p>
          </table:table-cell>
          <table:table-cell table:formula="of:=SUM([.D38:.F38])/3" office:value-type="float" office:value="2.92686" calcext:value-type="float">
            <text:p>2.92686</text:p>
          </table:table-cell>
          <table:table-cell table:formula="of:=[.G38]/[.A38]" office:value-type="float" office:value="0.024595462184874" calcext:value-type="float">
            <text:p>0.0245954622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4.3021" calcext:value-type="float">
            <text:p>4.3021</text:p>
          </table:table-cell>
          <table:table-cell office:value-type="float" office:value="3.05569" calcext:value-type="float">
            <text:p>3.05569</text:p>
          </table:table-cell>
          <table:table-cell office:value-type="float" office:value="3.05439" calcext:value-type="float">
            <text:p>3.05439</text:p>
          </table:table-cell>
          <table:table-cell office:value-type="float" office:value="3.09319" calcext:value-type="float">
            <text:p>3.09319</text:p>
          </table:table-cell>
          <table:table-cell table:formula="of:=SUM([.R38:.T38])/3" office:value-type="float" office:value="3.06775666666667" calcext:value-type="float">
            <text:p>3.06775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379" calcext:value-type="float">
            <text:p>60379</text:p>
          </table:table-cell>
          <table:table-cell office:value-type="float" office:value="4.74009" calcext:value-type="float">
            <text:p>4.74009</text:p>
          </table:table-cell>
          <table:table-cell office:value-type="float" office:value="2.97594" calcext:value-type="float">
            <text:p>2.97594</text:p>
          </table:table-cell>
          <table:table-cell office:value-type="float" office:value="2.97107" calcext:value-type="float">
            <text:p>2.97107</text:p>
          </table:table-cell>
          <table:table-cell office:value-type="float" office:value="2.97139" calcext:value-type="float">
            <text:p>2.97139</text:p>
          </table:table-cell>
          <table:table-cell table:formula="of:=SUM([.D39:.F39])/3" office:value-type="float" office:value="2.9728" calcext:value-type="float">
            <text:p>2.9728</text:p>
          </table:table-cell>
          <table:table-cell table:formula="of:=[.G39]/[.A39]" office:value-type="float" office:value="0.0247733333333333" calcext:value-type="float">
            <text:p>0.0247733333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4.28314" calcext:value-type="float">
            <text:p>4.28314</text:p>
          </table:table-cell>
          <table:table-cell office:value-type="float" office:value="3.08742" calcext:value-type="float">
            <text:p>3.08742</text:p>
          </table:table-cell>
          <table:table-cell office:value-type="float" office:value="3.10469" calcext:value-type="float">
            <text:p>3.10469</text:p>
          </table:table-cell>
          <table:table-cell office:value-type="float" office:value="3.06673" calcext:value-type="float">
            <text:p>3.06673</text:p>
          </table:table-cell>
          <table:table-cell table:formula="of:=SUM([.R39:.T39])/3" office:value-type="float" office:value="3.08628" calcext:value-type="float">
            <text:p>3.086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351" calcext:value-type="float">
            <text:p>74351</text:p>
          </table:table-cell>
          <table:table-cell office:value-type="float" office:value="5.15524" calcext:value-type="float">
            <text:p>5.15524</text:p>
          </table:table-cell>
          <table:table-cell office:value-type="float" office:value="3.648" calcext:value-type="float">
            <text:p>3.648</text:p>
          </table:table-cell>
          <table:table-cell office:value-type="float" office:value="3.64334" calcext:value-type="float">
            <text:p>3.64334</text:p>
          </table:table-cell>
          <table:table-cell office:value-type="float" office:value="3.64049" calcext:value-type="float">
            <text:p>3.64049</text:p>
          </table:table-cell>
          <table:table-cell table:formula="of:=SUM([.D40:.F40])/3" office:value-type="float" office:value="3.64394333333333" calcext:value-type="float">
            <text:p>3.6439433333</text:p>
          </table:table-cell>
          <table:table-cell table:formula="of:=[.G40]/[.A40]" office:value-type="float" office:value="0.0246212387387387" calcext:value-type="float">
            <text:p>0.0246212387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4.88961" calcext:value-type="float">
            <text:p>4.88961</text:p>
          </table:table-cell>
          <table:table-cell office:value-type="float" office:value="3.07588" calcext:value-type="float">
            <text:p>3.07588</text:p>
          </table:table-cell>
          <table:table-cell office:value-type="float" office:value="3.06847" calcext:value-type="float">
            <text:p>3.06847</text:p>
          </table:table-cell>
          <table:table-cell office:value-type="float" office:value="3.0599" calcext:value-type="float">
            <text:p>3.0599</text:p>
          </table:table-cell>
          <table:table-cell table:formula="of:=SUM([.R40:.T40])/3" office:value-type="float" office:value="3.06808333333333" calcext:value-type="float">
            <text:p>3.0680833333</text:p>
          </table:table-cell>
        </table:table-row>
      </table:table>
      <table:table table:name="Analysis_New" table:style-name="ta1">
        <table:shapes>
          <draw:frame draw:z-index="0" draw:style-name="gr1" draw:text-style-name="P1" svg:width="27.011cm" svg:height="13.891cm" svg:x="0.936cm" svg:y="8.075cm">
            <draw:object draw:notify-on-update-of-ranges="Analysis_New.D1:Analysis_New.D1 Analysis_New.D2:Analysis_New.D13 Analysis_New.B2:Analysis_New.B13 Analysis_New.J1:Analysis_New.J1 Analysis_New.J2:Analysis_New.J13 Analysis_New.H2:Analysis_New.H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2" table:default-cell-style-name="Default"/>
        <table:table-column table:style-name="co6" table:number-columns-repeated="3" table:default-cell-style-name="ce2"/>
        <table:table-column table:style-name="co13" table:default-cell-style-name="ce2"/>
        <table:table-row table:style-name="ro1">
          <table:table-cell office:value-type="string" calcext:value-type="string">
            <text:p>N_Vertex</text:p>
          </table:table-cell>
          <table:table-cell office:value-type="string" calcext:value-type="string">
            <text:p>N_Edge</text:p>
          </table:table-cell>
          <table:table-cell office:value-type="string" calcext:value-type="string">
            <text:p>Time_Taken</text:p>
          </table:table-cell>
          <table:table-cell office:value-type="string" calcext:value-type="string">
            <text:p>Time/D_K (EDGE)</text:p>
          </table:table-cell>
          <table:table-cell table:number-columns-repeated="2"/>
          <table:table-cell office:value-type="string" calcext:value-type="string">
            <text:p>N_Vertex</text:p>
          </table:table-cell>
          <table:table-cell office:value-type="string" calcext:value-type="string">
            <text:p>N_Edge</text:p>
          </table:table-cell>
          <table:table-cell office:value-type="string" calcext:value-type="string">
            <text:p>Time_Taken</text:p>
          </table:table-cell>
          <table:table-cell office:value-type="string" calcext:value-type="string">
            <text:p>Time/D_K (VERT)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32" calcext:value-type="float">
            <text:p>2132</text:p>
          </table:table-cell>
          <table:table-cell office:value-type="float" office:value="0.167305" calcext:value-type="float">
            <text:p>0.167305</text:p>
          </table:table-cell>
          <table:table-cell table:formula="of:=[.C2]/[.A2]" office:value-type="float" office:value="0.00113043918918919" calcext:value-type="float">
            <text:p>0.001130439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762" calcext:value-type="float">
            <text:p>1762</text:p>
          </table:table-cell>
          <table:table-cell office:value-type="float" office:value="0.106953" calcext:value-type="float">
            <text:p>0.106953</text:p>
          </table:table-cell>
          <table:table-cell table:formula="of:=[.I2]/[.G2]" office:value-type="float" office:value="0.000862524193548387" calcext:value-type="float">
            <text:p>0.00086252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60" calcext:value-type="float">
            <text:p>2160</text:p>
          </table:table-cell>
          <table:table-cell office:value-type="float" office:value="0.092303" calcext:value-type="float">
            <text:p>0.092303</text:p>
          </table:table-cell>
          <table:table-cell table:formula="of:=[.C3]/[.A3]" office:value-type="float" office:value="0.000769191666666667" calcext:value-type="float">
            <text:p>0.000769191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279" calcext:value-type="float">
            <text:p>2279</text:p>
          </table:table-cell>
          <table:table-cell office:value-type="float" office:value="0.116272" calcext:value-type="float">
            <text:p>0.116272</text:p>
          </table:table-cell>
          <table:table-cell table:formula="of:=[.I3]/[.G3]" office:value-type="float" office:value="0.000937677419354839" calcext:value-type="float">
            <text:p>0.00093767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60" calcext:value-type="float">
            <text:p>2160</text:p>
          </table:table-cell>
          <table:table-cell office:value-type="float" office:value="0.092303" calcext:value-type="float">
            <text:p>0.092303</text:p>
          </table:table-cell>
          <table:table-cell table:formula="of:=[.C4]/[.A4]" office:value-type="float" office:value="0.000769191666666667" calcext:value-type="float">
            <text:p>0.000769191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313" calcext:value-type="float">
            <text:p>2313</text:p>
          </table:table-cell>
          <table:table-cell office:value-type="float" office:value="1.26674" calcext:value-type="float">
            <text:p>1.26674</text:p>
          </table:table-cell>
          <table:table-cell table:formula="of:=[.I4]/[.G4]" office:value-type="float" office:value="0.0102156451612903" calcext:value-type="float">
            <text:p>0.01021564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12" calcext:value-type="float">
            <text:p>2212</text:p>
          </table:table-cell>
          <table:table-cell office:value-type="float" office:value="1.2912" calcext:value-type="float">
            <text:p>1.2912</text:p>
          </table:table-cell>
          <table:table-cell table:formula="of:=[.C5]/[.A5]" office:value-type="float" office:value="0.0108504201680672" calcext:value-type="float">
            <text:p>0.010850420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3327" calcext:value-type="float">
            <text:p>23327</text:p>
          </table:table-cell>
          <table:table-cell office:value-type="float" office:value="3.24698" calcext:value-type="float">
            <text:p>3.24698</text:p>
          </table:table-cell>
          <table:table-cell table:formula="of:=[.I5]/[.G5]" office:value-type="float" office:value="0.0261853225806452" calcext:value-type="float">
            <text:p>0.02618532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399" calcext:value-type="float">
            <text:p>22399</text:p>
          </table:table-cell>
          <table:table-cell office:value-type="float" office:value="2.8098" calcext:value-type="float">
            <text:p>2.8098</text:p>
          </table:table-cell>
          <table:table-cell table:formula="of:=[.C6]/[.A6]" office:value-type="float" office:value="0.023415" calcext:value-type="float">
            <text:p>0.02341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1615" calcext:value-type="float">
            <text:p>41615</text:p>
          </table:table-cell>
          <table:table-cell office:value-type="float" office:value="1.78274" calcext:value-type="float">
            <text:p>1.78274</text:p>
          </table:table-cell>
          <table:table-cell table:formula="of:=[.I6]/[.G6]" office:value-type="float" office:value="0.014376935483871" calcext:value-type="float">
            <text:p>0.0143769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399" calcext:value-type="float">
            <text:p>22399</text:p>
          </table:table-cell>
          <table:table-cell office:value-type="float" office:value="2.8098" calcext:value-type="float">
            <text:p>2.8098</text:p>
          </table:table-cell>
          <table:table-cell table:formula="of:=[.C7]/[.A7]" office:value-type="float" office:value="0.023415" calcext:value-type="float">
            <text:p>0.02341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5715" calcext:value-type="float">
            <text:p>45715</text:p>
          </table:table-cell>
          <table:table-cell office:value-type="float" office:value="2.67493" calcext:value-type="float">
            <text:p>2.67493</text:p>
          </table:table-cell>
          <table:table-cell table:formula="of:=[.I7]/[.G7]" office:value-type="float" office:value="0.0215720161290323" calcext:value-type="float">
            <text:p>0.02157201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888" calcext:value-type="float">
            <text:p>43888</text:p>
          </table:table-cell>
          <table:table-cell office:value-type="float" office:value="2.74459" calcext:value-type="float">
            <text:p>2.74459</text:p>
          </table:table-cell>
          <table:table-cell table:formula="of:=[.C8]/[.A8]" office:value-type="float" office:value="0.023063781512605" calcext:value-type="float">
            <text:p>0.023063781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45723" calcext:value-type="float">
            <text:p>45723</text:p>
          </table:table-cell>
          <table:table-cell office:value-type="float" office:value="2.49763" calcext:value-type="float">
            <text:p>2.49763</text:p>
          </table:table-cell>
          <table:table-cell table:formula="of:=[.I8]/[.G8]" office:value-type="float" office:value="0.0201421774193548" calcext:value-type="float">
            <text:p>0.02014217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507" calcext:value-type="float">
            <text:p>54507</text:p>
          </table:table-cell>
          <table:table-cell office:value-type="float" office:value="3.11747" calcext:value-type="float">
            <text:p>3.11747</text:p>
          </table:table-cell>
          <table:table-cell table:formula="of:=[.C9]/[.A9]" office:value-type="float" office:value="0.0210639864864865" calcext:value-type="float">
            <text:p>0.021063986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12182" calcext:value-type="float">
            <text:p>3.12182</text:p>
          </table:table-cell>
          <table:table-cell table:formula="of:=[.I9]/[.G9]" office:value-type="float" office:value="0.0251759677419355" calcext:value-type="float">
            <text:p>0.025175967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880" calcext:value-type="float">
            <text:p>59880</text:p>
          </table:table-cell>
          <table:table-cell office:value-type="float" office:value="3.20914" calcext:value-type="float">
            <text:p>3.20914</text:p>
          </table:table-cell>
          <table:table-cell table:formula="of:=[.C10]/[.A10]" office:value-type="float" office:value="0.0269675630252101" calcext:value-type="float">
            <text:p>0.02696756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14535" calcext:value-type="float">
            <text:p>3.14535</text:p>
          </table:table-cell>
          <table:table-cell table:formula="of:=[.I10]/[.G10]" office:value-type="float" office:value="0.0253657258064516" calcext:value-type="float">
            <text:p>0.02536572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379" calcext:value-type="float">
            <text:p>60379</text:p>
          </table:table-cell>
          <table:table-cell office:value-type="float" office:value="3.04404" calcext:value-type="float">
            <text:p>3.04404</text:p>
          </table:table-cell>
          <table:table-cell table:formula="of:=[.C11]/[.A11]" office:value-type="float" office:value="0.025367" calcext:value-type="float">
            <text:p>0.02536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09169" calcext:value-type="float">
            <text:p>3.09169</text:p>
          </table:table-cell>
          <table:table-cell table:formula="of:=[.I11]/[.G11]" office:value-type="float" office:value="0.0249329838709677" calcext:value-type="float">
            <text:p>0.02493298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379" calcext:value-type="float">
            <text:p>60379</text:p>
          </table:table-cell>
          <table:table-cell office:value-type="float" office:value="3.04404" calcext:value-type="float">
            <text:p>3.04404</text:p>
          </table:table-cell>
          <table:table-cell table:formula="of:=[.C12]/[.A12]" office:value-type="float" office:value="0.025367" calcext:value-type="float">
            <text:p>0.02536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62375" calcext:value-type="float">
            <text:p>62375</text:p>
          </table:table-cell>
          <table:table-cell office:value-type="float" office:value="3.29596" calcext:value-type="float">
            <text:p>3.29596</text:p>
          </table:table-cell>
          <table:table-cell table:formula="of:=[.I12]/[.G12]" office:value-type="float" office:value="0.0265803225806452" calcext:value-type="float">
            <text:p>0.026580322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4351" calcext:value-type="float">
            <text:p>74351</text:p>
          </table:table-cell>
          <table:table-cell office:value-type="float" office:value="3.90009" calcext:value-type="float">
            <text:p>3.90009</text:p>
          </table:table-cell>
          <table:table-cell table:formula="of:=[.C13]/[.A13]" office:value-type="float" office:value="0.0263519594594595" calcext:value-type="float">
            <text:p>0.0263519595</text:p>
          </table:table-cell>
          <table:table-cell table:number-columns-repeated="2"/>
          <table:table-cell table:style-name="Default" table:number-columns-repeated="4"/>
        </table:table-row>
      </table:table>
      <table:named-expressions/>
      <table:database-ranges>
        <table:database-range table:name="__Anonymous_Sheet_DB__1" table:target-range-address="Analysis.O28:Analysis.Q40">
          <table:sort>
            <table:sort-by table:field-number="1" table:data-type="automatic"/>
          </table:sort>
        </table:database-range>
        <table:database-range table:name="__Anonymous_Sheet_DB__2" table:target-range-address="Analysis_New.G1:Analysis_New.J1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2:20:14.331174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22:55:46.660813963</meta:creation-date>
    <dc:date>2016-04-07T12:40:12.317708861</dc:date>
    <meta:editing-duration>PT2H46M26S</meta:editing-duration>
    <meta:editing-cycles>10</meta:editing-cycles>
    <meta:generator>LibreOffice/4.2.8.2$Linux_X86_64 LibreOffice_project/420m0$Build-2</meta:generator>
    <meta:document-statistic meta:table-count="3" meta:cell-count="7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86cm" svg:height="8.129cm" xlink:href=".." xlink:type="simple" chart:class="chart:scatter" chart:style-name="ch1">
        <chart:title svg:x="5.458cm" svg:y="0.298cm" chart:style-name="ch2">
          <text:p>Speed Up in Dist. Edge</text:p>
        </chart:title>
        <chart:legend chart:legend-position="end" svg:x="11.458cm" svg:y="3.516cm" style:legend-expansion="high" chart:style-name="ch3"/>
        <chart:plot-area chart:style-name="ch4" table:cell-range-address="Sheet1.C15:Sheet1.C28 Sheet1.E2:Sheet1.E2 Sheet1.E15:Sheet1.E28 Sheet1.K2:Sheet1.K2 Sheet1.K15:Sheet1.K30" chart:data-source-has-labels="row" svg:x="1.324cm" svg:y="1.265cm" svg:width="9.821cm" svg:height="5.721cm">
          <chartooo:coordinate-region svg:x="1.76cm" svg:y="1.464cm" svg:width="9.198cm" svg:height="4.875cm"/>
          <chart:axis chart:dimension="x" chart:name="primary-x" chart:style-name="ch5">
            <chart:title svg:x="4.774cm" svg:y="7.148cm" chart:style-name="ch6">
              <text:p>Number Of Process</text:p>
            </chart:title>
          </chart:axis>
          <chart:axis chart:dimension="y" chart:name="primary-y" chart:style-name="ch5">
            <chart:title svg:x="0.451cm" svg:y="4.91cm" chart:style-name="ch7">
              <text:p>Speed Up</text:p>
            </chart:title>
            <chart:grid chart:style-name="ch8" chart:class="major"/>
          </chart:axis>
          <chart:series chart:style-name="ch9" chart:values-cell-range-address="Sheet1.E15:Sheet1.E28" chart:label-cell-address="Sheet1.E2:Sheet1.E2" chart:class="chart:scatter">
            <chart:domain table:cell-range-address="Sheet1.C15:Sheet1.C28"/>
            <chart:data-point chart:repeated="14"/>
          </chart:series>
          <chart:series chart:style-name="ch10" chart:values-cell-range-address="Sheet1.K15:Sheet1.K30" chart:label-cell-address="Sheet1.K2:Sheet1.K2" chart:class="chart:scatter">
            <chart:domain table:cell-range-address="Sheet1.I15:Sheet1.I3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peedUp_Dis_Ed</text:p>
                <draw:g>
                  <svg:desc>Sheet1.E2:Sheet1.E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peedUp_Dis_Vert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C15:Sheet1.C28</svg:desc>
                </draw:g>
              </table:table-cell>
              <table:table-cell office:value-type="float" office:value="3.51794369111801">
                <text:p>3.51794369111801</text:p>
                <draw:g>
                  <svg:desc>Sheet1.E15:Sheet1.E28</svg:desc>
                </draw:g>
              </table:table-cell>
              <table:table-cell office:value-type="float" office:value="1">
                <text:p>1</text:p>
                <draw:g>
                  <svg:desc>Sheet1.I15:Sheet1.I30</svg:desc>
                </draw:g>
              </table:table-cell>
              <table:table-cell office:value-type="float" office:value="1">
                <text:p>1</text:p>
                <draw:g>
                  <svg:desc>Sheet1.K15:Sheet1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.24563992740016">
                <text:p>3.24563992740016</text:p>
              </table:table-cell>
              <table:table-cell office:value-type="float" office:value="2">
                <text:p>2</text:p>
              </table:table-cell>
              <table:table-cell office:value-type="float" office:value="1.84092829321086">
                <text:p>1.84092829321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03047184000891">
                <text:p>3.03047184000891</text:p>
              </table:table-cell>
              <table:table-cell office:value-type="float" office:value="3">
                <text:p>3</text:p>
              </table:table-cell>
              <table:table-cell office:value-type="float" office:value="1.73751970616705">
                <text:p>1.73751970616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51207445489111">
                <text:p>3.51207445489111</text:p>
              </table:table-cell>
              <table:table-cell office:value-type="float" office:value="4">
                <text:p>4</text:p>
              </table:table-cell>
              <table:table-cell office:value-type="float" office:value="2.2862447398465">
                <text:p>2.2862447398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2562645847842">
                <text:p>2.52562645847842</text:p>
              </table:table-cell>
              <table:table-cell office:value-type="float" office:value="5">
                <text:p>5</text:p>
              </table:table-cell>
              <table:table-cell office:value-type="float" office:value="2.25058466868774">
                <text:p>2.25058466868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.02042711234912">
                <text:p>2.02042711234912</text:p>
              </table:table-cell>
              <table:table-cell office:value-type="float" office:value="4">
                <text:p>4</text:p>
              </table:table-cell>
              <table:table-cell office:value-type="float" office:value="2.44044013017935">
                <text:p>2.44044013017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.89930594300252">
                <text:p>2.89930594300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98913443015417">
                <text:p>1.98913443015417</text:p>
              </table:table-cell>
              <table:table-cell office:value-type="float" office:value="6">
                <text:p>6</text:p>
              </table:table-cell>
              <table:table-cell office:value-type="float" office:value="3.38937063210725">
                <text:p>3.38937063210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54516344109812">
                <text:p>1.54516344109812</text:p>
              </table:table-cell>
              <table:table-cell office:value-type="float" office:value="7">
                <text:p>7</text:p>
              </table:table-cell>
              <table:table-cell office:value-type="float" office:value="3.91752732755371">
                <text:p>3.91752732755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.90881070529595">
                <text:p>1.90881070529595</text:p>
              </table:table-cell>
              <table:table-cell office:value-type="float" office:value="8">
                <text:p>8</text:p>
              </table:table-cell>
              <table:table-cell office:value-type="float" office:value="4.18190304512972">
                <text:p>4.18190304512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01258480802712">
                <text:p>5.01258480802712</text:p>
              </table:table-cell>
              <table:table-cell office:value-type="float" office:value="10">
                <text:p>10</text:p>
              </table:table-cell>
              <table:table-cell office:value-type="float" office:value="3.57153411843946">
                <text:p>3.57153411843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.66470197988077">
                <text:p>4.66470197988077</text:p>
              </table:table-cell>
              <table:table-cell office:value-type="float" office:value="12">
                <text:p>12</text:p>
              </table:table-cell>
              <table:table-cell office:value-type="float" office:value="3.01951476027089">
                <text:p>3.01951476027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.52965795297675">
                <text:p>4.52965795297675</text:p>
              </table:table-cell>
              <table:table-cell office:value-type="float" office:value="12">
                <text:p>12</text:p>
              </table:table-cell>
              <table:table-cell office:value-type="float" office:value="5.78814880819782">
                <text:p>5.788148808197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4.20106245910101">
                <text:p>4.20106245910101</text:p>
              </table:table-cell>
              <table:table-cell office:value-type="float" office:value="11">
                <text:p>11</text:p>
              </table:table-cell>
              <table:table-cell office:value-type="float" office:value="5.6021086334309">
                <text:p>5.6021086334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.13371202766115">
                <text:p>5.13371202766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4.93513646982849">
                <text:p>4.93513646982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88cm" svg:height="11.21cm" xlink:href=".." xlink:type="simple" chart:class="chart:line" chart:style-name="ch1">
        <chart:title svg:x="4.292cm" svg:y="0.36cm" chart:style-name="ch2">
          <text:p>Comparison Between Edge vs Vertex Distribution</text:p>
        </chart:title>
        <chart:legend chart:legend-position="end" svg:x="14.339cm" svg:y="5.057cm" style:legend-expansion="high" chart:style-name="ch3"/>
        <chart:plot-area chart:style-name="ch4" table:cell-range-address="Sheet1.M3:Sheet1.M6 Sheet1.P2:Sheet1.Q6" chart:data-source-has-labels="both" svg:x="1.569cm" svg:y="1.666cm" svg:width="11.63cm" svg:height="7.937cm">
          <chartooo:coordinate-region svg:x="2.19cm" svg:y="1.865cm" svg:width="10.637cm" svg:height="7.091cm"/>
          <chart:axis chart:dimension="x" chart:name="primary-x" chart:style-name="ch5" chartooo:axis-type="auto">
            <chartooo:date-scale/>
            <chart:title svg:x="5.422cm" svg:y="9.827cm" chart:style-name="ch6">
              <text:p>Number of Vertex in Graph</text:p>
            </chart:title>
            <chart:categories table:cell-range-address="Sheet1.M3:Sheet1.M6"/>
          </chart:axis>
          <chart:axis chart:dimension="y" chart:name="primary-y" chart:style-name="ch5">
            <chart:title svg:x="0.64cm" svg:y="6.882cm" chart:style-name="ch7">
              <text:p>Time Taken (sec)</text:p>
            </chart:title>
            <chart:grid chart:style-name="ch8" chart:class="major"/>
          </chart:axis>
          <chart:series chart:style-name="ch9" chart:values-cell-range-address="Sheet1.P3:Sheet1.P6" chart:label-cell-address="Sheet1.P2:Sheet1.P2" chart:class="chart:line">
            <chart:data-point chart:repeated="4"/>
          </chart:series>
          <chart:series chart:style-name="ch10" chart:values-cell-range-address="Sheet1.Q3:Sheet1.Q6" chart:label-cell-address="Sheet1.Q2:Sheet1.Q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Edge</text:p>
                <draw:g>
                  <svg:desc>Sheet1.P2:Sheet1.P2</svg:desc>
                </draw:g>
              </table:table-cell>
              <table:table-cell office:value-type="string">
                <text:p>Time Taken Vertex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M3:Sheet1.M6</svg:desc>
                </draw:g>
              </table:table-cell>
              <table:table-cell office:value-type="float" office:value="0.0520754">
                <text:p>0.0520754</text:p>
                <draw:g>
                  <svg:desc>Sheet1.P3:Sheet1.P6</svg:desc>
                </draw:g>
              </table:table-cell>
              <table:table-cell office:value-type="float" office:value="0.0560358">
                <text:p>0.0560358</text:p>
                <draw:g>
                  <svg:desc>Sheet1.Q3:Sheet1.Q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82363">
                <text:p>0.382363</text:p>
              </table:table-cell>
              <table:table-cell office:value-type="float" office:value="0.402175">
                <text:p>0.4021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.6285">
                <text:p>11.6285</text:p>
              </table:table-cell>
              <table:table-cell office:value-type="float" office:value="10.9877">
                <text:p>10.987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4.1489">
                <text:p>54.1489</text:p>
              </table:table-cell>
              <table:table-cell office:value-type="float" office:value="45.4597">
                <text:p>45.45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12cm" svg:height="13.892cm" xlink:href=".." xlink:type="simple" chart:class="chart:scatter" chart:style-name="ch1">
        <chart:legend chart:legend-position="end" svg:x="22.863cm" svg:y="6.398cm" style:legend-expansion="high" chart:style-name="ch2"/>
        <chart:plot-area chart:style-name="ch3" table:cell-range-address="Analysis_New.B2:Analysis_New.B13 Analysis_New.D1:Analysis_New.D13 Analysis_New.J1:Analysis_New.J13" chart:data-source-has-labels="row" svg:x="0.54cm" svg:y="0.277cm" svg:width="21.783cm" svg:height="13.338cm">
          <chartooo:coordinate-region svg:x="1.638cm" svg:y="0.476cm" svg:width="20.221cm" svg:height="12.4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is_New.D2:Analysis_New.D13" chart:label-cell-address="Analysis_New.D1:Analysis_New.D1" chart:class="chart:scatter">
            <chart:domain table:cell-range-address="Analysis_New.B2:Analysis_New.B13"/>
            <chart:data-point chart:repeated="12"/>
          </chart:series>
          <chart:series chart:style-name="ch7" chart:values-cell-range-address="Analysis_New.J2:Analysis_New.J13" chart:label-cell-address="Analysis_New.J1:Analysis_New.J1" chart:class="chart:scatter">
            <chart:domain table:cell-range-address="Analysis_New.H2:Analysis_New.H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/D_K (EDGE)</text:p>
                <draw:g>
                  <svg:desc>Analysis_New.D1:Analysis_New.D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ime/D_K (VERT)</text:p>
                <draw:g>
                  <svg:desc>Analysis_New.J1:Analysis_New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32">
                <text:p>2132</text:p>
                <draw:g>
                  <svg:desc>Analysis_New.B2:Analysis_New.B13</svg:desc>
                </draw:g>
              </table:table-cell>
              <table:table-cell office:value-type="float" office:value="0.00113043918918919">
                <text:p>0.00113043918918919</text:p>
                <draw:g>
                  <svg:desc>Analysis_New.D2:Analysis_New.D13</svg:desc>
                </draw:g>
              </table:table-cell>
              <table:table-cell office:value-type="float" office:value="1762">
                <text:p>1762</text:p>
                <draw:g>
                  <svg:desc>Analysis_New.H2:Analysis_New.H13</svg:desc>
                </draw:g>
              </table:table-cell>
              <table:table-cell office:value-type="float" office:value="0.000862524193548387">
                <text:p>0.000862524193548387</text:p>
                <draw:g>
                  <svg:desc>Analysis_New.J2:Analysis_New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60">
                <text:p>2160</text:p>
              </table:table-cell>
              <table:table-cell office:value-type="float" office:value="0.000769191666666667">
                <text:p>0.000769191666666667</text:p>
              </table:table-cell>
              <table:table-cell office:value-type="float" office:value="2279">
                <text:p>2279</text:p>
              </table:table-cell>
              <table:table-cell office:value-type="float" office:value="0.000937677419354839">
                <text:p>0.000937677419354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0">
                <text:p>2160</text:p>
              </table:table-cell>
              <table:table-cell office:value-type="float" office:value="0.000769191666666667">
                <text:p>0.000769191666666667</text:p>
              </table:table-cell>
              <table:table-cell office:value-type="float" office:value="2313">
                <text:p>2313</text:p>
              </table:table-cell>
              <table:table-cell office:value-type="float" office:value="0.0102156451612903">
                <text:p>0.0102156451612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12">
                <text:p>2212</text:p>
              </table:table-cell>
              <table:table-cell office:value-type="float" office:value="0.0108504201680672">
                <text:p>0.0108504201680672</text:p>
              </table:table-cell>
              <table:table-cell office:value-type="float" office:value="23327">
                <text:p>23327</text:p>
              </table:table-cell>
              <table:table-cell office:value-type="float" office:value="0.0261853225806452">
                <text:p>0.0261853225806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399">
                <text:p>22399</text:p>
              </table:table-cell>
              <table:table-cell office:value-type="float" office:value="0.023415">
                <text:p>0.023415</text:p>
              </table:table-cell>
              <table:table-cell office:value-type="float" office:value="41615">
                <text:p>41615</text:p>
              </table:table-cell>
              <table:table-cell office:value-type="float" office:value="0.014376935483871">
                <text:p>0.014376935483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399">
                <text:p>22399</text:p>
              </table:table-cell>
              <table:table-cell office:value-type="float" office:value="0.023415">
                <text:p>0.023415</text:p>
              </table:table-cell>
              <table:table-cell office:value-type="float" office:value="45715">
                <text:p>45715</text:p>
              </table:table-cell>
              <table:table-cell office:value-type="float" office:value="0.0215720161290323">
                <text:p>0.0215720161290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88">
                <text:p>43888</text:p>
              </table:table-cell>
              <table:table-cell office:value-type="float" office:value="0.023063781512605">
                <text:p>0.023063781512605</text:p>
              </table:table-cell>
              <table:table-cell office:value-type="float" office:value="45723">
                <text:p>45723</text:p>
              </table:table-cell>
              <table:table-cell office:value-type="float" office:value="0.0201421774193548">
                <text:p>0.0201421774193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07">
                <text:p>54507</text:p>
              </table:table-cell>
              <table:table-cell office:value-type="float" office:value="0.0210639864864865">
                <text:p>0.0210639864864865</text:p>
              </table:table-cell>
              <table:table-cell office:value-type="float" office:value="62375">
                <text:p>62375</text:p>
              </table:table-cell>
              <table:table-cell office:value-type="float" office:value="0.0251759677419355">
                <text:p>0.0251759677419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880">
                <text:p>59880</text:p>
              </table:table-cell>
              <table:table-cell office:value-type="float" office:value="0.0269675630252101">
                <text:p>0.0269675630252101</text:p>
              </table:table-cell>
              <table:table-cell office:value-type="float" office:value="62375">
                <text:p>62375</text:p>
              </table:table-cell>
              <table:table-cell office:value-type="float" office:value="0.0253657258064516">
                <text:p>0.0253657258064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379">
                <text:p>60379</text:p>
              </table:table-cell>
              <table:table-cell office:value-type="float" office:value="0.025367">
                <text:p>0.025367</text:p>
              </table:table-cell>
              <table:table-cell office:value-type="float" office:value="62375">
                <text:p>62375</text:p>
              </table:table-cell>
              <table:table-cell office:value-type="float" office:value="0.0249329838709677">
                <text:p>0.0249329838709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379">
                <text:p>60379</text:p>
              </table:table-cell>
              <table:table-cell office:value-type="float" office:value="0.025367">
                <text:p>0.025367</text:p>
              </table:table-cell>
              <table:table-cell office:value-type="float" office:value="62375">
                <text:p>62375</text:p>
              </table:table-cell>
              <table:table-cell office:value-type="float" office:value="0.0265803225806452">
                <text:p>0.0265803225806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351">
                <text:p>74351</text:p>
              </table:table-cell>
              <table:table-cell office:value-type="float" office:value="0.0263519594594595">
                <text:p>0.026351959459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4cm" svg:y="3.952cm" style:legend-expansion="high" chart:style-name="ch2"/>
        <chart:plot-area chart:style-name="ch3" table:cell-range-address="Sheet1.C15:Sheet1.D28 Sheet1.D2:Sheet1.D2 Sheet1.J2:Sheet1.J2 Sheet1.J15:Sheet1.J30" chart:data-source-has-labels="row" svg:x="0.32cm" svg:y="0.18cm" svg:width="11cm" svg:height="8.64cm">
          <chartooo:coordinate-region svg:x="1.127cm" svg:y="0.379cm" svg:width="10.0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5:Sheet1.D28" chart:label-cell-address="Sheet1.D2:Sheet1.D2" chart:class="chart:scatter">
            <chart:domain table:cell-range-address="Sheet1.C15:Sheet1.C28"/>
            <chart:data-point chart:repeated="14"/>
          </chart:series>
          <chart:series chart:style-name="ch7" chart:values-cell-range-address="Sheet1.J15:Sheet1.J30" chart:label-cell-address="Sheet1.J2:Sheet1.J2" chart:class="chart:scatter">
            <chart:domain table:cell-range-address="Sheet1.I15:Sheet1.I30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 Taken (Edge)</text:p>
                <draw:g>
                  <svg:desc>Sheet1.D2:Sheet1.D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Time Taken (Vertex)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C15:Sheet1.C28</svg:desc>
                </draw:g>
              </table:table-cell>
              <table:table-cell office:value-type="float" office:value="29.3808">
                <text:p>29.3808</text:p>
                <draw:g>
                  <svg:desc>Sheet1.D15:Sheet1.D28</svg:desc>
                </draw:g>
              </table:table-cell>
              <table:table-cell office:value-type="float" office:value="1">
                <text:p>1</text:p>
                <draw:g>
                  <svg:desc>Sheet1.I15:Sheet1.I30</svg:desc>
                </draw:g>
              </table:table-cell>
              <table:table-cell office:value-type="float" office:value="103.932">
                <text:p>103.932</text:p>
                <draw:g>
                  <svg:desc>Sheet1.J15:Sheet1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1.8458">
                <text:p>31.8458</text:p>
              </table:table-cell>
              <table:table-cell office:value-type="float" office:value="2">
                <text:p>2</text:p>
              </table:table-cell>
              <table:table-cell office:value-type="float" office:value="56.4563">
                <text:p>56.4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4.1069">
                <text:p>34.1069</text:p>
              </table:table-cell>
              <table:table-cell office:value-type="float" office:value="3">
                <text:p>3</text:p>
              </table:table-cell>
              <table:table-cell office:value-type="float" office:value="59.8163">
                <text:p>59.8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9.4299">
                <text:p>29.4299</text:p>
              </table:table-cell>
              <table:table-cell office:value-type="float" office:value="4">
                <text:p>4</text:p>
              </table:table-cell>
              <table:table-cell office:value-type="float" office:value="45.4597">
                <text:p>45.4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9245">
                <text:p>40.9245</text:p>
              </table:table-cell>
              <table:table-cell office:value-type="float" office:value="5">
                <text:p>5</text:p>
              </table:table-cell>
              <table:table-cell office:value-type="float" office:value="46.18">
                <text:p>46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1.1575">
                <text:p>51.1575</text:p>
              </table:table-cell>
              <table:table-cell office:value-type="float" office:value="4">
                <text:p>4</text:p>
              </table:table-cell>
              <table:table-cell office:value-type="float" office:value="42.5874">
                <text:p>42.5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3.36">
                <text:p>103.36</text:p>
              </table:table-cell>
              <table:table-cell office:value-type="float" office:value="5">
                <text:p>5</text:p>
              </table:table-cell>
              <table:table-cell office:value-type="float" office:value="35.8472">
                <text:p>35.8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1.9623">
                <text:p>51.9623</text:p>
              </table:table-cell>
              <table:table-cell office:value-type="float" office:value="6">
                <text:p>6</text:p>
              </table:table-cell>
              <table:table-cell office:value-type="float" office:value="30.6641">
                <text:p>30.6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6.8926">
                <text:p>66.8926</text:p>
              </table:table-cell>
              <table:table-cell office:value-type="float" office:value="7">
                <text:p>7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4.1489">
                <text:p>54.1489</text:p>
              </table:table-cell>
              <table:table-cell office:value-type="float" office:value="8">
                <text:p>8</text:p>
              </table:table-cell>
              <table:table-cell office:value-type="float" office:value="24.8528">
                <text:p>24.8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0.6201">
                <text:p>20.6201</text:p>
              </table:table-cell>
              <table:table-cell office:value-type="float" office:value="10">
                <text:p>10</text:p>
              </table:table-cell>
              <table:table-cell office:value-type="float" office:value="29.1001">
                <text:p>29.1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2.1579">
                <text:p>22.1579</text:p>
              </table:table-cell>
              <table:table-cell office:value-type="float" office:value="12">
                <text:p>12</text:p>
              </table:table-cell>
              <table:table-cell office:value-type="float" office:value="34.4201">
                <text:p>34.4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2.8185">
                <text:p>22.8185</text:p>
              </table:table-cell>
              <table:table-cell office:value-type="float" office:value="12">
                <text:p>12</text:p>
              </table:table-cell>
              <table:table-cell office:value-type="float" office:value="17.956">
                <text:p>17.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4.6033">
                <text:p>24.6033</text:p>
              </table:table-cell>
              <table:table-cell office:value-type="float" office:value="11">
                <text:p>11</text:p>
              </table:table-cell>
              <table:table-cell office:value-type="float" office:value="18.5523">
                <text:p>18.5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0.245">
                <text:p>20.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1.0596">
                <text:p>21.05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